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erif" svg:font-family="serif"/>
    <style:font-face style:name="Noto Sans Devanagari2" svg:font-family="'Noto Sans Devanagari'"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Noto Sans Devanagari" svg:font-family="'Noto Sans Devanagari'" style:font-family-generic="roman" style:font-pitch="variable"/>
    <style:font-face style:name="Liberation Sans" svg:font-family="'Liberation Sans'" style:font-family-generic="swiss" style:font-pitch="variable"/>
    <style:font-face style:name="Noto Sans CJK JP Regular" svg:font-family="'Noto Sans CJK JP Regular'" style:font-family-generic="system" style:font-pitch="variable"/>
    <style:font-face style:name="Noto Sans Devanagari1" svg:font-family="'Noto Sans Devanagari'" style:font-family-generic="system" style:font-pitch="variable"/>
  </office:font-face-decls>
  <office:automatic-styles>
    <style:style style:name="P1" style:family="paragraph" style:parent-style-name="Standard">
      <style:text-properties officeooo:rsid="0000e2a5" officeooo:paragraph-rsid="0000e2a5"/>
    </style:style>
    <style:style style:name="P2" style:family="paragraph" style:parent-style-name="Standard">
      <style:text-properties style:font-name="Liberation Serif" fo:font-size="14pt" officeooo:rsid="0000e2a5" officeooo:paragraph-rsid="0000e2a5" style:font-size-asian="14pt" style:font-size-complex="14pt"/>
    </style:style>
    <style:style style:name="P3" style:family="paragraph" style:parent-style-name="Standard">
      <style:text-properties style:font-name="Liberation Serif" fo:font-size="14pt" officeooo:rsid="0000e2a5" officeooo:paragraph-rsid="000504b7" style:font-size-asian="14pt" style:font-size-complex="14pt"/>
    </style:style>
    <style:style style:name="P4" style:family="paragraph" style:parent-style-name="Standard">
      <style:text-properties style:font-name="Liberation Serif" fo:font-size="14pt" officeooo:rsid="0000e2a5" officeooo:paragraph-rsid="00056039" style:font-size-asian="14pt" style:font-size-complex="14pt"/>
    </style:style>
    <style:style style:name="P5" style:family="paragraph" style:parent-style-name="Standard">
      <style:text-properties style:font-name="Liberation Serif" fo:font-size="14pt" officeooo:rsid="0000e2a5" officeooo:paragraph-rsid="0006da4e" style:font-size-asian="14pt" style:font-size-complex="14pt"/>
    </style:style>
    <style:style style:name="P6" style:family="paragraph" style:parent-style-name="Standard">
      <style:text-properties style:font-name="Liberation Serif" fo:font-size="14pt" officeooo:paragraph-rsid="0000e2a5" style:font-size-asian="14pt" style:font-size-complex="14pt"/>
    </style:style>
    <style:style style:name="P7" style:family="paragraph" style:parent-style-name="Standard">
      <style:text-properties style:font-name="Liberation Serif" fo:font-size="14pt" officeooo:rsid="00064f72" officeooo:paragraph-rsid="00064f72" style:font-size-asian="14pt" style:font-size-complex="14pt"/>
    </style:style>
    <style:style style:name="P8" style:family="paragraph" style:parent-style-name="Standard">
      <style:text-properties style:font-name="Liberation Serif" fo:font-size="14pt" officeooo:rsid="0006da4e" officeooo:paragraph-rsid="0006da4e" style:font-size-asian="14pt" style:font-size-complex="14pt"/>
    </style:style>
    <style:style style:name="P9" style:family="paragraph" style:parent-style-name="Text_20_body">
      <style:text-properties fo:font-size="14pt" style:font-size-asian="14pt" style:font-size-complex="14pt"/>
    </style:style>
    <style:style style:name="T1" style:family="text">
      <style:text-properties style:text-outline="false" style:text-line-through-style="none" style:text-line-through-type="none" fo:font-style="normal" fo:text-shadow="none" style:text-underline-style="none" fo:font-weight="bold" style:font-style-asian="normal" style:font-weight-asian="bold" style:font-weight-complex="bold" style:text-emphasize="none"/>
    </style:style>
    <style:style style:name="T2" style:family="text">
      <style:text-properties style:text-outline="false" style:text-line-through-style="none" style:text-line-through-type="none" fo:font-style="normal" fo:text-shadow="none" style:text-underline-style="none" fo:font-weight="bold" officeooo:rsid="00031345" style:font-style-asian="normal" style:font-weight-asian="bold" style:font-weight-complex="bold" style:text-emphasize="none"/>
    </style:style>
    <style:style style:name="T3" style:family="text">
      <style:text-properties style:text-outline="false" style:text-line-through-style="none" style:text-line-through-type="none" fo:font-style="normal" fo:text-shadow="none" style:text-underline-style="none" fo:font-weight="bold" officeooo:rsid="0000e2a5" style:font-style-asian="normal" style:font-weight-asian="bold" style:font-weight-complex="bold" style:text-emphasize="none"/>
    </style:style>
    <style:style style:name="T4" style:family="text">
      <style:text-properties style:text-outline="false" style:text-line-through-style="none" style:text-line-through-type="none" fo:font-style="normal" fo:text-shadow="none" style:text-underline-style="none" fo:font-weight="bold" officeooo:rsid="000504b7" style:font-style-asian="normal" style:font-weight-asian="bold" style:font-weight-complex="bold" style:text-emphasize="none"/>
    </style:style>
    <style:style style:name="T5"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6" style:family="text">
      <style:text-properties style:text-outline="false" style:text-line-through-style="none" style:text-line-through-type="none" fo:font-style="normal" fo:text-shadow="none" style:text-underline-style="none" fo:font-weight="normal" officeooo:rsid="0000e2a5" style:font-style-asian="normal" style:font-weight-asian="normal" style:text-emphasize="none"/>
    </style:style>
    <style:style style:name="T7" style:family="text">
      <style:text-properties style:text-outline="false" style:text-line-through-style="none" style:text-line-through-type="none" fo:font-style="normal" fo:text-shadow="none" style:text-underline-style="none" fo:font-weight="normal" officeooo:rsid="00031345" style:font-style-asian="normal" style:font-weight-asian="normal" style:text-emphasize="none"/>
    </style:style>
    <style:style style:name="T8" style:family="text">
      <style:text-properties style:text-outline="false" style:text-line-through-style="none" style:text-line-through-type="none" fo:font-style="normal" fo:text-shadow="none" style:text-underline-style="none" fo:font-weight="normal" officeooo:rsid="000504b7" style:font-style-asian="normal" style:font-weight-asian="normal" style:text-emphasize="none"/>
    </style:style>
    <style:style style:name="T9" style:family="text">
      <style:text-properties fo:font-weight="bold" style:font-weight-asian="bold" style:font-weight-complex="bold"/>
    </style:style>
    <style:style style:name="T10" style:family="text">
      <style:text-properties style:font-name="serif" fo:font-size="17.25pt"/>
    </style:style>
    <style:style style:name="T11" style:family="text">
      <style:text-properties officeooo:rsid="00064f72"/>
    </style:style>
    <style:style style:name="T12" style:family="text">
      <style:text-properties officeooo:rsid="0006da4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лаб</text:p>
      <text:p text:style-name="P1">Гусарова В.С.</text:p>
      <text:p text:style-name="P1"/>
      <text:p text:style-name="P1">Расследование, учёт и анализ несчастных случаев на производстве</text:p>
      <text:p text:style-name="P1">Цель работы:</text:p>
      <text:p text:style-name="P1">...</text:p>
      <text:p text:style-name="P1">ответы на вопросы</text:p>
      <text:p text:style-name="P1">Практическая часть:</text:p>
      <text:p text:style-name="P1">...</text:p>
      <text:p text:style-name="P1"/>
      <text:p text:style-name="P1"/>
      <text:p text:style-name="P2"/>
      <text:p text:style-name="P6"><text:span text:style-name="T2">Н</text:span><text:span text:style-name="T3">есчастный случай</text:span><text:span text:style-name="T6"> </text:span><text:span text:style-name="T7">- с</text:span><text:span text:style-name="T5">лучай травматического повреждения здоровья пострадавшего, произошедший по причине, связанной с его трудовой деятельностью, или во время работы</text:span></text:p>
      <text:p text:style-name="P2"><text:span text:style-name="T7"/></text:p>
      <text:p text:style-name="P6"><text:span text:style-name="T2">О</text:span><text:span text:style-name="T3">пасный производственный фактор</text:span><text:span text:style-name="T6"> - </text:span><text:span text:style-name="T5">Производственный фактор, воздействе которого на работника может привести к травме</text:span></text:p>
      <text:p text:style-name="P2"><text:span text:style-name="T5"/></text:p>
      <text:p text:style-name="P6"><text:span text:style-name="T2">В</text:span><text:span text:style-name="T3">редный производственный фактор</text:span><text:span text:style-name="T6"> - </text:span><text:span text:style-name="T5">Производственный фактор, воздействие которого на работника может привести к его заболеванию</text:span></text:p>
      <text:p text:style-name="P2"><text:span text:style-name="T5"/></text:p>
      <text:p text:style-name="P6"><text:span text:style-name="T3">Каковы причины несчастных случаев на производстве?</text:span><text:span text:style-name="T7"> - П</text:span><text:span text:style-name="T5">ричины несчастныхслучаев можно подразделить на 4 вида: орга-низационные, технические, санитарно-гигиенические, психофизиологические </text:span></text:p>
      <text:p text:style-name="P2"><text:span text:style-name="T7"/></text:p>
      <text:p text:style-name="P9">Каков порядок расследования несчастных случаев на производстве? - Для расследования несчастного случая на производстве в организации работодатель незамедлительно создает комиссию в составе не менее трех человек. В состав комиссии включаются: специалист по охране труда или лицо, назначенное ответственным за организацию работы по охране труда приказом (распоряжением) работодателя, представители работодателя, представители профсоюзного органа или иного уполномоченного работниками представительного органа, уполномоченный по охране труда. Комиссию возглавляет работодатель или уполномоченный им представитель. Состав комиссии утверждается приказом (распоряжением) работодателя. Руководитель, непосредственно отвечающий за безопасность труда на участке (объекте), где произошел несчастный случай, в состав комиссии не включается.</text:p>
      <text:p text:style-name="P2"><text:span text:style-name="T7"/></text:p>
      <text:p text:style-name="P2"><text:span text:style-name="T9">Каковы методы анализа травматизма? </text:span>- <text:s/>исследование и распределение несчастных случаев на производстве по видам производств, травмирующим факторам и причинам их возникновения в целях выявления общих тенденций и принятия предупреждающих мер</text:p>
      <text:p text:style-name="P2"/>
      <text:p text:style-name="P2"><text:soft-page-break/><text:span text:style-name="T1">Кто несет ответственность за правильное и своевременное расследование несчастных случаев?</text:span><text:span text:style-name="T5"> - <text:s/></text:span><text:span text:style-name="T8">работодатель</text:span></text:p>
      <text:p text:style-name="P2"><text:span text:style-name="T8"/></text:p>
      <text:p text:style-name="P2"><text:span text:style-name="T4">Каково содержание акта по форме Н-1?</text:span><text:span text:style-name="T8"> - </text:span></text:p>
      <text:p text:style-name="P3"><text:span text:style-name="T8">1. Дата и время несчастного случая</text:span></text:p>
      <text:p text:style-name="P3"><text:span text:style-name="T8">2. Профессиональная спортивная организация, работником которой является (являлся) пострадавший</text:span></text:p>
      <text:p text:style-name="P3"><text:span text:style-name="T8">3. Организация, направившая работника</text:span></text:p>
      <text:p text:style-name="P3"><text:span text:style-name="T8">4. Лица, проводившие расследование несчастного случая</text:span></text:p>
      <text:p text:style-name="P3"><text:span text:style-name="T8">5. Сведения о пострадавшем</text:span></text:p>
      <text:p text:style-name="P3"><text:span text:style-name="T8">6. Краткая характеристика места (спортивногообъекта), где произошел несчастный случай</text:span></text:p>
      <text:p text:style-name="P4"><text:span text:style-name="T8">7. Описание обстоятельств несчастного случая</text:span></text:p>
      <text:p text:style-name="P4"><text:span text:style-name="T8">7.1. Нахождение пострадавшего в состоянии алкогольного или наркотического опьянения</text:span></text:p>
      <text:p text:style-name="P4"><text:span text:style-name="T8">7.2. Характер полученных повреждений и орган, подвергшийся повреждению, медицинское заключение о тяжести повреждения здоровья</text:span></text:p>
      <text:p text:style-name="P4"><text:span text:style-name="T8">7.3. Очевидцы несчастного случая</text:span></text:p>
      <text:p text:style-name="P4"><text:span text:style-name="T8">8. Причины несчастного случая</text:span></text:p>
      <text:p text:style-name="P4"><text:span text:style-name="T8">9. Лица, допустившиенарушениеустановленныхнормативныхтребований</text:span></text:p>
      <text:p text:style-name="P4"><text:span text:style-name="T8">10. Мероприятия по устранению причин несчастного случая, сроки</text:span></text:p>
      <text:p text:style-name="P2"><text:span text:style-name="T8"/></text:p>
      <text:p text:style-name="P5"><text:span text:style-name="T9">Каковы показатели травматизма в форме отчетности предприятия No 7 – травматизм, в Приложении к форме No 7 – травматизм?</text:span> - </text:p>
      <text:p text:style-name="P5"><text:span text:style-name="T12">общее число учитываемых НС, </text:span></text:p>
      <text:p text:style-name="P5"><text:span text:style-name="T12">среднесписочное число работающих, </text:span></text:p>
      <text:p text:style-name="P5"><text:span text:style-name="T12">число несчастных случаев за отчетный период, за исключением смертельных и тяжелых случаев, приведших к инвалидности, </text:span></text:p>
      <text:p text:style-name="P5"><text:span text:style-name="T12">с</text:span>уммарное количество дней нетрудоспособности по закрытым листкам нетрудоспособности,</text:p>
      <text:p text:style-name="P8">коэффициент частоты,</text:p>
      <text:p text:style-name="P8">коэффициент тяжести,</text:p>
      <text:p text:style-name="P8">коэффициент потерь</text:p>
      <text:p text:style-name="P2"/>
      <text:p text:style-name="P2"><text:span text:style-name="T9">Какова ответственность должностных лиц за нарушение требований охраны труда?</text:span> - <text:s/></text:p>
      <text:p text:style-name="P2"/>
      <text:p text:style-name="P2"><text:span text:style-name="T9">Каковы последствия несчастных случаев на производстве?</text:span> - травматологические, экономические, социальные</text:p>
      <text:p text:style-name="P2"/>
      <text:p text:style-name="P2"><text:span text:style-name="T9">Каковы виды страховых выплат при несчастном случае на производстве?</text:span> - <text:span text:style-name="T11">пособие по временной нетрудоспособности, единовременная страховая выплата, ежемесячная страховая выплата, оплата дополнительных расходов по заключению учреждения медико-социальной экспертизы</text:span></text:p>
      <text:p text:style-name="P2"/>
      <text:p text:style-name="P2"><text:soft-page-break/><text:span text:style-name="T9">Как рассчитать коэффициенты частоты и тяжести несчастных случаев?</text:span> - </text:p>
      <text:p text:style-name="P7">Коэффициент частоты выражает число несчастных случаев на 1000 человек за отчетный период</text:p>
      <text:p text:style-name="P7">Коэффициент тяжести Кт выражает среднее число дней нетрудоспособности по одному несчастному случаю в отчетном периоде</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erif" svg:font-family="serif"/>
    <style:font-face style:name="Noto Sans Devanagari2" svg:font-family="'Noto Sans Devanagari'"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Noto Sans Devanagari" svg:font-family="'Noto Sans Devanagari'" style:font-family-generic="roman" style:font-pitch="variable"/>
    <style:font-face style:name="Liberation Sans" svg:font-family="'Liberation Sans'" style:font-family-generic="swiss" style:font-pitch="variable"/>
    <style:font-face style:name="Noto Sans CJK JP Regular" svg:font-family="'Noto Sans CJK JP Regular'" style:font-family-generic="system" style:font-pitch="variable"/>
    <style:font-face style:name="Noto Sans Devanagari1"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JP Regular"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page"/>
      <style:text-properties style:use-window-font-color="true" style:font-name="Liberation Serif" fo:font-size="12pt" fo:language="ru" fo:country="RU" style:letter-kerning="true" style:font-name-asian="Noto Sans CJK JP Regular" style:font-size-asian="10.5pt" style:language-asian="zh" style:country-asian="CN" style:font-name-complex="Noto Sans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2"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2"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2" style:font-family-complex="'Noto Sans Devanagari'" style:font-family-generic-complex="swis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1-27T09:54:47.444187634</meta:creation-date>
    <dc:date>2020-01-27T11:59:16.271993434</dc:date>
    <meta:editing-duration>PT9M40S</meta:editing-duration>
    <meta:editing-cycles>2</meta:editing-cycles>
    <meta:generator>LibreOffice/6.3.4.2.0$Linux_X86_64 LibreOffice_project/30$Build-2</meta:generator>
    <meta:document-statistic meta:table-count="0" meta:image-count="0" meta:object-count="0" meta:page-count="3" meta:paragraph-count="43" meta:word-count="453" meta:character-count="3860" meta:non-whitespace-character-count="3437"/>
  </office:meta>
</office:document-meta>
</file>